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rpene Service Development Best Practices</text:h>
      <text:p text:style-name="Standard"/>
      <text:p text:style-name="Standard"/>
      <text:h text:style-name="Heading_20_1" text:outline-level="1">Core vs User Defined Services</text:h>
      <text:h text:style-name="Heading_20_1" text:outline-level="1">Project Conventions</text:h>
      <text:h text:style-name="Heading_20_2" text:outline-level="2">Build Tooling</text:h>
      <text:h text:style-name="Heading_20_2" text:outline-level="2">Structure Conventions</text:h>
      <text:list xml:id="list263481459" text:style-name="L1">
        <text:list-item>
          <text:p text:style-name="P5">services definitions should be in its own project, defining the service interfaces and data types.</text:p>
        </text:list-item>
        <text:list-item>
          <text:p text:style-name="P5">service implementations should be in its own project. </text:p>
        </text:list-item>
        <text:list-item>
          <text:p text:style-name="P1">service descriptions may define more than one service, though they should be related. service implementations may implement one or multiple of those service definitions (it is not required for a service implementation project to implement server service defined by its api). </text:p>
        </text:list-item>
      </text:list>
      <text:h text:style-name="Heading_20_2" text:outline-level="2">Naming Conventions</text:h>
      <text:list xml:id="list1486979560" text:style-name="L2">
        <text:list-item>
          <text:p text:style-name="P6">core terpene service definition projects must be named terpene-[serviceName]-api (this is only for convention and must never be relied upon programmatically). user-defined services should use the same naming conventions. </text:p>
        </text:list-item>
        <text:list-item>
          <text:p text:style-name="P6">default terpene service implementation for core terpene services should be named terpene-[serviceName]-impl (this is only for convention and must never be relied upon programmatically). user-defined services should use the same naming conventions. </text:p>
        </text:list-item>
        <text:list-item>
          <text:p text:style-name="P2">core terpene classes must use the root package name org.geoint.terpene.*; this package is reserved and usage outside of terpene-approved work is discouraged and may cause problems </text:p>
        </text:list-item>
      </text:list>
      <text:h text:style-name="Heading_20_1" text:outline-level="1">Namespacing</text:h>
      <text:p text:style-name="Text_20_body">the following namespaces are reserved by terpene, for all spaces (java code, xml namespaces, strings (ie event types, etc)): ∘ org.geoint.terpene.* ∘ terpene.* ∘ <text:span text:style-name="Emphasis">/ns.geoint.org/terpene/</text:span> ∘ <text:span text:style-name="Emphasis">/geoint.org/terpene/</text:span></text:p>
      <text:h text:style-name="Heading_20_1" text:outline-level="1">Exception Handling</text:h>
      <text:list xml:id="list351900408" text:style-name="L3">
        <text:list-item>
          <text:p text:style-name="P3">terpene services should use checked exceptions, and should use the same exception hierarchy as terpene. Typically, each service will define an abstract base exception class that all checked exceptions thrown by the service will extend. This abstract base exception should extend org.geoint.terpene.ServiceException </text:p>
        </text:list-item>
      </text:list>
      <text:h text:style-name="Heading_20_1" text:outline-level="1"><text:soft-page-break/>Dependencies</text:h>
      <text:list xml:id="list224637175" text:style-name="L4">
        <text:list-item>
          <text:p text:style-name="P4">terpene core service definition projects must not add unapproved dependencies. core service implementations, user-defined service descriptions, and user-defined service implementations may include any dependenci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AR PL UMing HK"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AR PL UMing HK" style:font-size-asian="18pt" style:font-weight-asian="bold" style:font-name-complex="Lohit Devanagari" style:font-size-complex="1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ve Siebert</meta:initial-creator>
    <meta:creation-date>2014-11-03T10:30:59</meta:creation-date>
    <meta:document-statistic meta:table-count="0" meta:image-count="0" meta:object-count="0" meta:page-count="2" meta:paragraph-count="18" meta:word-count="274" meta:character-count="2013"/>
    <dc:date>2014-11-03T10:32:06</dc:date>
    <dc:creator>Steve Siebert</dc:creator>
    <meta:editing-duration>PT00H01M07S</meta:editing-duration>
    <meta:editing-cycles>1</meta:editing-cycles>
    <meta:generator>OpenOffice.org/3.2$Unix OpenOffice.org_project/320m19$Build-9505</meta:generator>
  </office:meta>
</office:document-meta>
</file>